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et" fo:country="EE"/>
    </style:style>
    <style:style style:name="ce4" style:family="table-cell" style:parent-style-name="Default">
      <style:table-cell-properties fo:wrap-option="wrap" fo:border="0.002cm solid #000000"/>
      <style:text-properties fo:font-weight="bold"/>
    </style:style>
    <style:style style:name="ce5" style:family="table-cell" style:parent-style-name="Default" style:data-style-name="N110"/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2.05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4.12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2.32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2.462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2.434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false" draw:auto-grow-width="false" fo:min-height="2.19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false" draw:auto-grow-width="false" fo:min-height="1.347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draw:auto-grow-height="true" draw:auto-grow-width="false" fo:min-height="1.535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draw:auto-grow-height="true" draw:auto-grow-width="false" fo:min-height="1.322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draw:auto-grow-height="false" draw:auto-grow-width="false" fo:min-height="2.941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Arrowheads_20_1" draw:marker-start-width="0.2cm" draw:marker-start-center="false" draw:fill="solid" draw:fill-color="#ffffc0" draw:auto-grow-height="false" draw:auto-grow-width="false" fo:min-height="3.127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Arrowheads_20_1" draw:marker-start-width="0.2cm" draw:marker-start-center="false" draw:fill="solid" draw:fill-color="#ffffc0" draw:auto-grow-height="fals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21" style:family="graphic">
      <style:graphic-properties draw:marker-start="Arrowheads_20_1" draw:marker-start-width="0.2cm" draw:marker-start-center="false" draw:fill="solid" draw:fill-color="#ffffc0" draw:auto-grow-height="false" draw:auto-grow-width="false" fo:min-height="0.926cm" fo:padding-top="0.1cm" fo:padding-bottom="0.1cm" fo:padding-left="0.1cm" fo:padding-right="0.1cm" draw:shadow="hidden" draw:shadow-offset-x="0.1cm" draw:shadow-offset-y="0.1cm" draw:caption-escape-direction="auto"/>
    </style:style>
    <style:style style:name="gr2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3" style:family="graphic">
      <style:graphic-properties draw:marker-start="Arrowheads_20_1" draw:marker-start-width="0.2cm" draw:marker-start-center="false" draw:fill="solid" draw:fill-color="#ffffc0" draw:auto-grow-height="false" draw:auto-grow-width="false" fo:min-height="1.458cm" fo:padding-top="0.1cm" fo:padding-bottom="0.1cm" fo:padding-left="0.1cm" fo:padding-right="0.1cm" draw:shadow="hidden" draw:shadow-offset-x="0.1cm" draw:shadow-offset-y="0.1cm" draw:caption-escape-direction="auto"/>
    </style:style>
    <style:style style:name="gr24" style:family="graphic">
      <style:graphic-properties draw:marker-start="Arrowheads_20_1" draw:marker-start-width="0.2cm" draw:marker-start-center="false" draw:fill="solid" draw:fill-color="#ffffc0" draw:auto-grow-height="false" draw:auto-grow-width="false" fo:min-height="1.856cm" fo:padding-top="0.1cm" fo:padding-bottom="0.1cm" fo:padding-left="0.1cm" fo:padding-right="0.1cm" draw:shadow="hidden" draw:shadow-offset-x="0.1cm" draw:shadow-offset-y="0.1cm" draw:caption-escape-direction="auto"/>
    </style:style>
    <style:style style:name="gr25" style:family="graphic">
      <style:graphic-properties draw:marker-start="Arrowheads_20_1" draw:marker-start-width="0.2cm" draw:marker-start-center="false" draw:fill="solid" draw:fill-color="#ffffc0" draw:auto-grow-height="true" draw:auto-grow-width="false" fo:min-height="1.988cm" fo:padding-top="0.1cm" fo:padding-bottom="0.1cm" fo:padding-left="0.1cm" fo:padding-right="0.1cm" draw:shadow="hidden" draw:shadow-offset-x="0.1cm" draw:shadow-offset-y="0.1cm" draw:caption-escape-direction="auto"/>
    </style:style>
    <style:style style:name="gr26" style:family="graphic">
      <style:graphic-properties draw:marker-start="Arrowheads_20_1" draw:marker-start-width="0.2cm" draw:marker-start-center="false" draw:fill="solid" draw:fill-color="#ffffc0" draw:auto-grow-height="true" draw:auto-grow-width="false" fo:min-height="2.121cm" fo:padding-top="0.1cm" fo:padding-bottom="0.1cm" fo:padding-left="0.1cm" fo:padding-right="0.1cm" draw:shadow="hidden" draw:shadow-offset-x="0.1cm" draw:shadow-offset-y="0.1cm" draw:caption-escape-direction="auto"/>
    </style:style>
    <style:style style:name="gr27" style:family="graphic">
      <style:graphic-properties draw:marker-start="Arrowheads_20_1" draw:marker-start-width="0.2cm" draw:marker-start-center="false" draw:fill="solid" draw:fill-color="#ffffc0" draw:auto-grow-height="true" draw:auto-grow-width="false" fo:min-height="1.566cm" fo:padding-top="0.1cm" fo:padding-bottom="0.1cm" fo:padding-left="0.1cm" fo:padding-right="0.1cm" draw:shadow="hidden" draw:shadow-offset-x="0.1cm" draw:shadow-offset-y="0.1cm" draw:caption-escape-direction="auto"/>
    </style:style>
    <style:style style:name="gr28" style:family="graphic">
      <style:graphic-properties draw:marker-start="Arrowheads_20_1" draw:marker-start-width="0.2cm" draw:marker-start-center="false" draw:fill="solid" draw:fill-color="#ffffc0" draw:auto-grow-height="true" draw:auto-grow-width="false" fo:min-height="3.661cm" fo:padding-top="0.1cm" fo:padding-bottom="0.1cm" fo:padding-left="0.1cm" fo:padding-right="0.1cm" draw:shadow="hidden" draw:shadow-offset-x="0.1cm" draw:shadow-offset-y="0.1cm" draw:caption-escape-direction="auto"/>
    </style:style>
    <style:style style:name="gr29" style:family="graphic">
      <style:graphic-properties draw:marker-start="Arrowheads_20_1" draw:marker-start-width="0.2cm" draw:marker-start-center="false" draw:fill="solid" draw:fill-color="#ffffc0" draw:auto-grow-height="true" draw:auto-grow-width="false" fo:min-height="1.937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ce6"/>
        <table:table-column table:style-name="co3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omework expected</text:p>
          </table:table-cell>
          <table:table-cell table:style-name="ce4" office:value-type="string">
            <text:p>Homework ready</text:p>
          </table:table-cell>
          <table:table-cell table:style-name="ce4" office:value-type="string">
            <text:p>Homework points</text:p>
          </table:table-cell>
          <table:table-cell table:style-name="ce4" office:value-type="string">
            <text:p>Exam points</text:p>
          </table:table-cell>
          <table:table-cell table:style-name="ce4" office:value-type="string">
            <text:p>Bonus</text:p>
          </table:table-cell>
          <table:table-cell table:style-name="ce4" office:value-type="string">
            <text:p>Total points</text:p>
          </table:table-cell>
          <table:table-cell table:style-name="ce4" office:value-type="string">
            <text:p>Final Mark (preliminary)</text:p>
          </table:table-cell>
        </table:table-row>
        <table:table-row table:style-name="ro2">
          <table:table-cell office:value-type="string">
            <text:p>065764</text:p>
          </table:table-cell>
          <table:table-cell office:value-type="string">
            <text:p>Jaroslav Kalistsuk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]+[.F2]+[.G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11</text:p>
          </table:table-cell>
          <table:table-cell office:value-type="string">
            <text:p>Jekaterina Gavrilo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3]+[.F3]+[.G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71</text:p>
          </table:table-cell>
          <table:table-cell office:value-type="string">
            <text:p>Raido Pahtm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4]+[.F4]+[.G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3</text:p>
          </table:table-cell>
          <table:table-cell office:value-type="string">
            <text:p>Janika Lii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5]+[.F5]+[.G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50</text:p>
          </table:table-cell>
          <table:table-cell office:value-type="string">
            <text:p>Karpo Korõtko</text:p>
          </table:table-cell>
          <table:table-cell office:value-type="date" office:date-value="2009-05-27">
            <text:p>27.05.2009</text:p>
          </table:table-cell>
          <table:table-cell office:value-type="date" office:date-value="2009-06-04">
            <text:p>04.06.2009</text:p>
          </table:table-cell>
          <table:table-cell table:formula="of:=homework_totals" office:value-type="float" office:value="30.4583333333333">
            <text:p>30</text:p>
          </table:table-cell>
          <table:table-cell table:formula="of:=(6+6+7+5)*5/4" office:value-type="float" office:value="30">
            <text:p>30</text:p>
          </table:table-cell>
          <table:table-cell/>
          <table:table-cell table:formula="of:=[.E6]+[.F6]+[.G6]" office:value-type="float" office:value="60.4583333333333">
            <text:p>6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961522</text:p>
          </table:table-cell>
          <table:table-cell office:value-type="string">
            <text:p>Siim Reinaas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4918</text:p>
          </table:table-cell>
          <table:table-cell office:value-type="string">
            <text:p>Mart Mangus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8]+[.F8]+[.G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701</text:p>
          </table:table-cell>
          <table:table-cell office:value-type="string">
            <text:p>Avetis Harutjunjan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107</text:p>
          </table:table-cell>
          <table:table-cell office:value-type="string">
            <text:p>Andrei Kortšak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0]+[.F10]+[.G1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2</text:p>
          </table:table-cell>
          <table:table-cell office:value-type="string">
            <text:p>Siim Leetberg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1]+[.F11]+[.G1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4</text:p>
          </table:table-cell>
          <table:table-cell office:value-type="string">
            <text:p>Julija Kondratje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2]+[.F12]+[.G1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654321</text:p>
          </table:table-cell>
          <table:table-cell office:value-type="string">
            <text:p>Karl Bogdano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3]+[.F13]+[.G1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82</text:p>
          </table:table-cell>
          <table:table-cell table:style-name="ce3" office:value-type="string">
            <text:p>Aleksei Plotniko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4]+[.F14]+[.G14]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072073</text:p>
          </table:table-cell>
          <table:table-cell table:style-name="ce3" office:value-type="string">
            <text:p>Janika Lii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24.75">
            <text:p>25</text:p>
          </table:table-cell>
          <table:table-cell table:formula="of:=(8+4+7+10)*5/4" office:value-type="float" office:value="36.25">
            <text:p>36</text:p>
          </table:table-cell>
          <table:table-cell office:value-type="float" office:value="5">
            <office:annotation draw:style-name="gr1" draw:text-style-name="P1" svg:width="2.892cm" svg:height="0.596cm" svg:x="17.345cm" svg:y="5.713cm" draw:caption-point-x="-0.61cm" draw:caption-point-y="1.062cm">
              <dc:date>2009-05-27T00:00:00</dc:date>
              <text:p text:style-name="P1"><text:span text:style-name="T1">Robocode</text:span></text:p>
            </office:annotation>
            <text:p>5</text:p>
          </table:table-cell>
          <table:table-cell table:formula="of:=[.E15]+[.F15]+[.G15]" office:value-type="float" office:value="66">
            <text:p>66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040729</text:p>
          </table:table-cell>
          <table:table-cell table:style-name="ce3" office:value-type="string">
            <text:p>Valle-Tõnis Elling</text:p>
          </table:table-cell>
          <table:table-cell office:value-type="date" office:date-value="2009-05-27">
            <text:p>27.05.2009</text:p>
          </table:table-cell>
          <table:table-cell office:value-type="date" office:date-value="2009-06-02">
            <text:p>02.06.2009</text:p>
          </table:table-cell>
          <table:table-cell table:formula="of:=homework_totals" office:value-type="float" office:value="45">
            <text:p>45</text:p>
          </table:table-cell>
          <table:table-cell table:formula="of:=(9+5+8+7)*5/4" office:value-type="float" office:value="36.25">
            <text:p>36</text:p>
          </table:table-cell>
          <table:table-cell office:value-type="float" office:value="5">
            <office:annotation draw:style-name="gr2" draw:text-style-name="P1" svg:width="2.892cm" svg:height="0.991cm" svg:x="17.345cm" svg:y="6.163cm" draw:caption-point-x="-0.61cm" draw:caption-point-y="1.062cm">
              <dc:date>2009-06-05T00:00:00</dc:date>
              <text:p text:style-name="P1"><text:span text:style-name="T1">Robocode</text:span></text:p>
              <text:p text:style-name="P1"><text:span text:style-name="T1">Late homework</text:span></text:p>
            </office:annotation>
            <text:p>5</text:p>
          </table:table-cell>
          <table:table-cell table:formula="of:=[.E16]+[.F16]+[.G16]" office:value-type="float" office:value="86.25">
            <text:p>86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2" office:value-type="string">
            <text:p>050703</text:p>
          </table:table-cell>
          <table:table-cell table:style-name="ce3" office:value-type="string">
            <text:p>Marko Leet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7]+[.F17]+[.G17]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000522</text:p>
          </table:table-cell>
          <table:table-cell table:style-name="ce3" office:value-type="string">
            <text:p>Juri Guljaje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8]+[.F18]+[.G1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18</text:p>
          </table:table-cell>
          <table:table-cell table:style-name="ce3" office:value-type="string">
            <text:p>Argo Aa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0437</text:p>
          </table:table-cell>
          <table:table-cell table:style-name="ce3" office:value-type="string">
            <text:p>Ronald Tammepõld</text:p>
          </table:table-cell>
          <table:table-cell office:value-type="date" office:date-value="2009-05-27">
            <text:p>27.05.2009</text:p>
          </table:table-cell>
          <table:table-cell office:value-type="date" office:date-value="2009-06-03">
            <text:p>03.06.2009</text:p>
          </table:table-cell>
          <table:table-cell table:formula="of:=homework_totals" office:value-type="float" office:value="38.3333333333333">
            <text:p>38</text:p>
          </table:table-cell>
          <table:table-cell table:formula="of:=(0+9+8+7)*5/4" office:value-type="float" office:value="30">
            <text:p>30</text:p>
          </table:table-cell>
          <table:table-cell office:value-type="float" office:value="10">
            <office:annotation draw:style-name="gr1" draw:text-style-name="P1" svg:width="2.892cm" svg:height="0.596cm" svg:x="17.345cm" svg:y="7.962cm" draw:caption-point-x="-0.61cm" draw:caption-point-y="1.062cm">
              <dc:date>2009-05-27T00:00:00</dc:date>
              <text:p text:style-name="P1"><text:span text:style-name="T1">Robocode</text:span></text:p>
            </office:annotation>
            <text:p>10</text:p>
          </table:table-cell>
          <table:table-cell table:formula="of:=[.E20]+[.F20]+[.G20]" office:value-type="float" office:value="78.3333333333333">
            <text:p>7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50545</text:p>
          </table:table-cell>
          <table:table-cell table:style-name="ce3" office:value-type="string">
            <text:p>Kirill Trusov</text:p>
          </table:table-cell>
          <table:table-cell office:value-type="date" office:date-value="2009-05-27">
            <text:p>27.05.2009</text:p>
          </table:table-cell>
          <table:table-cell office:value-type="date" office:date-value="2009-05-26">
            <text:p>26.05.2009</text:p>
          </table:table-cell>
          <table:table-cell table:formula="of:=homework_totals" office:value-type="float" office:value="27.75">
            <text:p>28</text:p>
          </table:table-cell>
          <table:table-cell table:formula="of:=(10+8+6+6)*5/4" office:value-type="float" office:value="37.5">
            <text:p>38</text:p>
          </table:table-cell>
          <table:table-cell office:value-type="float" office:value="5">
            <office:annotation draw:style-name="gr1" draw:text-style-name="P1" svg:width="2.898cm" svg:height="0.991cm" svg:x="17.345cm" svg:y="7.962cm" draw:caption-point-x="-0.61cm" draw:caption-point-y="1.512cm">
              <dc:date>2009-06-10T00:00:00</dc:date>
              <text:p text:style-name="P1"><text:span text:style-name="T1">Ontime homework</text:span></text:p>
            </office:annotation>
            <text:p>5</text:p>
          </table:table-cell>
          <table:table-cell table:formula="of:=[.E21]+[.F21]+[.G21]" office:value-type="float" office:value="70.25">
            <text:p>7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30620</text:p>
          </table:table-cell>
          <table:table-cell table:style-name="ce3" office:value-type="string">
            <text:p>Maksim Konstantinov</text:p>
          </table:table-cell>
          <table:table-cell table:number-columns-repeated="2" office:value-type="date" office:date-value="2009-05-27">
            <text:p>27.05.2009</text:p>
          </table:table-cell>
          <table:table-cell table:formula="of:=homework_totals" office:value-type="float" office:value="30.8333333333333">
            <text:p>31</text:p>
          </table:table-cell>
          <table:table-cell table:formula="of:=(8+6+10+8)*5/4" office:value-type="float" office:value="40">
            <text:p>40</text:p>
          </table:table-cell>
          <table:table-cell office:value-type="float" office:value="5">
            <office:annotation draw:style-name="gr1" draw:text-style-name="P1" svg:width="2.898cm" svg:height="0.991cm" svg:x="17.345cm" svg:y="8.412cm" draw:caption-point-x="-0.61cm" draw:caption-point-y="1.512cm">
              <dc:date>2009-06-10T00:00:00</dc:date>
              <text:p text:style-name="P1"><text:span text:style-name="T1">Ontime homework</text:span></text:p>
            </office:annotation>
            <text:p>5</text:p>
          </table:table-cell>
          <table:table-cell table:formula="of:=[.E22]+[.F22]+[.G22]" office:value-type="float" office:value="75.8333333333333">
            <text:p>7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30520</text:p>
          </table:table-cell>
          <table:table-cell office:value-type="string">
            <text:p>Jekaterina Burlakova</text:p>
          </table:table-cell>
          <table:table-cell table:number-columns-repeated="2" office:value-type="date" office:date-value="2009-05-27">
            <text:p>27.05.2009</text:p>
          </table:table-cell>
          <table:table-cell table:formula="of:=homework_totals" office:value-type="float" office:value="27">
            <text:p>27</text:p>
          </table:table-cell>
          <table:table-cell table:formula="of:=(10+5+10+7)*5/4" office:value-type="float" office:value="40">
            <text:p>40</text:p>
          </table:table-cell>
          <table:table-cell office:value-type="float" office:value="5">
            <office:annotation draw:style-name="gr1" draw:text-style-name="P1" svg:width="2.898cm" svg:height="0.991cm" svg:x="17.345cm" svg:y="8.862cm" draw:caption-point-x="-0.61cm" draw:caption-point-y="1.512cm">
              <dc:date>2009-06-10T00:00:00</dc:date>
              <text:p text:style-name="P1"><text:span text:style-name="T1">Ontime homework</text:span></text:p>
            </office:annotation>
            <text:p>5</text:p>
          </table:table-cell>
          <table:table-cell table:formula="of:=[.E23]+[.F23]+[.G23]" office:value-type="float" office:value="72">
            <text:p>72</text:p>
          </table:table-cell>
          <table:table-cell office:value-type="float" office:value="3">
            <text:p>3</text:p>
          </table:table-cell>
        </table:table-row>
        <table:table-row table:style-name="ro2" table:number-rows-repeated="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3">
          <table:table-cell table:style-name="ce4" office:value-type="string">
            <text:p>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ask complete %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Design</text:p>
          </table:table-cell>
          <table:table-cell table:style-name="ce4" office:value-type="string">
            <text:p>Java API &amp; language</text:p>
          </table:table-cell>
          <table:table-cell table:style-name="ce4" office:value-type="string">
            <text:p>Error handling</text:p>
          </table:table-cell>
          <table:table-cell table:style-name="ce4" office:value-type="string">
            <text:p>Docs &amp; readability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otal</text:p>
          </table:table-cell>
          <table:table-cell table:style-name="ce8" table:number-columns-repeated="3"/>
        </table:table-row>
        <table:table-row table:style-name="ro2">
          <table:table-cell table:formula="of:=codes" office:value-type="string" office:string-value="065764">
            <text:p>065764</text:p>
          </table:table-cell>
          <table:table-cell table:formula="of:=names" office:value-type="string" office:string-value="Jaroslav Kalistsuk">
            <text:p>Jaroslav Kalistsuk</text:p>
          </table:table-cell>
          <table:table-cell/>
          <table:table-cell table:number-columns-repeated="6"/>
          <table:table-cell table:formula="of:=SUM([.D2:.I2])*5/6*[.C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611">
            <text:p>030611</text:p>
          </table:table-cell>
          <table:table-cell table:formula="of:=names" office:value-type="string" office:string-value="Jekaterina Gavrilova">
            <text:p>Jekaterina Gavrilova</text:p>
          </table:table-cell>
          <table:table-cell/>
          <table:table-cell table:number-columns-repeated="6"/>
          <table:table-cell table:formula="of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71">
            <text:p>040771</text:p>
          </table:table-cell>
          <table:table-cell table:formula="of:=names" office:value-type="string" office:string-value="Raido Pahtma">
            <text:p>Raido Pahtma</text:p>
          </table:table-cell>
          <table:table-cell/>
          <table:table-cell table:number-columns-repeated="6"/>
          <table:table-cell table:formula="of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073">
            <text:p>072073</text:p>
          </table:table-cell>
          <table:table-cell table:formula="of:=names" office:value-type="string" office:string-value="Janika Liiv">
            <text:p>Janika Liiv</text:p>
          </table:table-cell>
          <table:table-cell/>
          <table:table-cell table:number-columns-repeated="6"/>
          <table:table-cell table:formula="of:=SUM([.D5:.I5])*5/6*[.C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50">
            <text:p>040750</text:p>
          </table:table-cell>
          <table:table-cell table:formula="of:=names" office:value-type="string" office:string-value="Karpo Korõtko">
            <text:p>Karpo Korõtko</text:p>
          </table:table-cell>
          <table:table-cell office:value-type="percentage" office:value="0.85">
            <office:annotation draw:style-name="gr3" draw:text-style-name="P1" svg:width="6.687cm" svg:height="2.966cm" svg:x="8.339cm" svg:y="1.161cm" draw:caption-point-x="-0.61cm" draw:caption-point-y="1.513cm">
              <dc:date>2009-06-10T00:00:00</dc:date>
              <text:p text:style-name="P1"><text:span text:style-name="T1">-console output is CSV</text:span></text:p>
              <text:p text:style-name="P1"><text:span text:style-name="T1">-shared places are not properly displayed (6 &amp; -)</text:span></text:p>
              <text:p text:style-name="P1"><text:span text:style-name="T1">-CVS is not read as UTF-8</text:span></text:p>
              <text:p text:style-name="P1"><text:span text:style-name="T1">-decathlon.properties is not deployment-ready</text:span></text:p>
              <text:p text:style-name="P1"><text:span text:style-name="T1">-commons.cli</text:span></text:p>
            </office:annotation>
            <text:p>85%</text:p>
          </table:table-cell>
          <table:table-cell office:value-type="float" office:value="7">
            <office:annotation draw:style-name="gr4" draw:text-style-name="P1" svg:width="7.842cm" svg:height="3.369cm" svg:x="10.597cm" svg:y="1.161cm" draw:caption-point-x="-0.61cm" draw:caption-point-y="1.513cm">
              <dc:date>2009-06-10T00:00:00</dc:date>
              <text:p text:style-name="P1"><text:span text:style-name="T1">+Athlete, Result, DecathlonData</text:span></text:p>
              <text:p text:style-name="P1"><text:span text:style-name="T1">+DecathlonParameters (aka Disciplines) enum</text:span></text:p>
              <text:p text:style-name="P1"><text:span text:style-name="T1">-static DecathlonPointsCalculator with duplicated lines</text:span></text:p>
              <text:p text:style-name="P1"><text:span text:style-name="T1">-Result has all discipline scores as separete fields</text:span></text:p>
              <text:p text:style-name="P1"><text:span text:style-name="T1">-no validation in model classes</text:span></text:p>
              <text:p text:style-name="P1"><text:span text:style-name="T1">-separate model for JAXB</text:span></text:p>
            </office:annotation>
            <text:p>7</text:p>
          </table:table-cell>
          <table:table-cell office:value-type="float" office:value="6">
            <office:annotation draw:style-name="gr5" draw:text-style-name="P1" svg:width="6.519cm" svg:height="4.324cm" svg:x="12.855cm" svg:y="1.161cm" draw:caption-point-x="-0.61cm" draw:caption-point-y="1.513cm">
              <dc:date>2009-06-10T00:00:00</dc:date>
              <text:p text:style-name="P1"><text:span text:style-name="T1">-static classes InputHandler, OutputHandler</text:span></text:p>
              <text:p text:style-name="P1"><text:span text:style-name="T1">-OutputHandler responsible for position calculation</text:span></text:p>
              <text:p text:style-name="P1"><text:span text:style-name="T1">-no common interfaces for IO</text:span></text:p>
              <text:p text:style-name="P1"><text:span text:style-name="T1">-static Helper</text:span></text:p>
            </office:annotation>
            <text:p>6</text:p>
          </table:table-cell>
          <table:table-cell office:value-type="float" office:value="9">
            <office:annotation draw:style-name="gr1" draw:text-style-name="P1" svg:width="2.897cm" svg:height="3.756cm" svg:x="15.113cm" svg:y="1.161cm" draw:caption-point-x="-0.61cm" draw:caption-point-y="1.513cm">
              <dc:date>2009-06-10T00:00:00</dc:date>
              <text:p text:style-name="P1"><text:span text:style-name="T1">+relatively clean main()</text:span></text:p>
              <text:p text:style-name="P1"><text:span text:style-name="T1">-code duplication</text:span></text:p>
              <text:p text:style-name="P1"><text:span text:style-name="T1">-JAXB, required creation of separete model classes</text:span></text:p>
              <text:p text:style-name="P1"><text:span text:style-name="T1">-overengineering with threads</text:span></text:p>
            </office:annotation>
            <text:p>9</text:p>
          </table:table-cell>
          <table:table-cell office:value-type="float" office:value="7">
            <office:annotation draw:style-name="gr1" draw:text-style-name="P1" svg:width="2.897cm" svg:height="1.386cm" svg:x="17.371cm" svg:y="1.161cm" draw:caption-point-x="-0.61cm" draw:caption-point-y="1.513cm">
              <dc:date>2009-06-10T00:00:00</dc:date>
              <text:p text:style-name="P1"><text:span text:style-name="T1">-all methods 'throws Exception'</text:span>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office:annotation draw:style-name="gr1" draw:text-style-name="P1" svg:width="2.898cm" svg:height="0.991cm" svg:x="21.887cm" svg:y="1.162cm" draw:caption-point-x="-0.61cm" draw:caption-point-y="1.512cm">
              <dc:date>2009-06-10T00:00:00</dc:date>
              <text:p text:style-name="P1"><text:span text:style-name="T1">-Low coverage</text:span></text:p>
              <text:p text:style-name="P1"><text:span text:style-name="T1">-Real DB is used</text:span></text:p>
            </office:annotation>
            <text:p>5</text:p>
          </table:table-cell>
          <table:table-cell table:formula="of:=SUM([.D6:.I6])*5/6*[.C6]" office:value-type="float" office:value="30.4583333333333">
            <text:p>3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961522">
            <text:p>961522</text:p>
          </table:table-cell>
          <table:table-cell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4918">
            <text:p>074918</text:p>
          </table:table-cell>
          <table:table-cell table:formula="of:=names" office:value-type="string" office:string-value="Mart Mangus">
            <text:p>Mart Mangus</text:p>
          </table:table-cell>
          <table:table-cell/>
          <table:table-cell table:number-columns-repeated="6"/>
          <table:table-cell table:formula="of:=SUM([.D8:.I8])*5/6*[.C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701">
            <text:p>030701</text:p>
          </table:table-cell>
          <table:table-cell table:formula="of:=names" office:value-type="string" office:string-value="Avetis Harutjunjan">
            <text:p>Avetis Harutjunjan</text:p>
          </table:table-cell>
          <table:table-cell/>
          <table:table-cell table:number-columns-repeated="6"/>
          <table:table-cell table:formula="of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107">
            <text:p>072107</text:p>
          </table:table-cell>
          <table:table-cell table:formula="of:=names" office:value-type="string" office:string-value="Andrei Kortšak">
            <text:p>Andrei Kortšak</text:p>
          </table:table-cell>
          <table:table-cell/>
          <table:table-cell table:number-columns-repeated="6"/>
          <table:table-cell table:formula="of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072">
            <text:p>072072</text:p>
          </table:table-cell>
          <table:table-cell table:formula="of:=names" office:value-type="string" office:string-value="Siim Leetberg">
            <text:p>Siim Leetberg</text:p>
          </table:table-cell>
          <table:table-cell/>
          <table:table-cell table:number-columns-repeated="6"/>
          <table:table-cell table:formula="of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20544">
            <text:p>020544</text:p>
          </table:table-cell>
          <table:table-cell table:formula="of:=names" office:value-type="string" office:string-value="Julija Kondratjeva">
            <text:p>Julija Kondratjeva</text:p>
          </table:table-cell>
          <table:table-cell/>
          <table:table-cell table:number-columns-repeated="6"/>
          <table:table-cell table:formula="of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654321">
            <text:p>654321</text:p>
          </table:table-cell>
          <table:table-cell table:formula="of:=names" office:value-type="string" office:string-value="Karl Bogdanov">
            <text:p>Karl Bogdanov</text:p>
          </table:table-cell>
          <table:table-cell/>
          <table:table-cell table:number-columns-repeated="6"/>
          <table:table-cell table:formula="of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682">
            <text:p>030682</text:p>
          </table:table-cell>
          <table:table-cell table:formula="of:=names" office:value-type="string" office:string-value="Aleksei Plotnikov">
            <text:p>Aleksei Plotnikov</text:p>
          </table:table-cell>
          <table:table-cell/>
          <table:table-cell table:number-columns-repeated="6"/>
          <table:table-cell table:formula="of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073">
            <text:p>072073</text:p>
          </table:table-cell>
          <table:table-cell table:formula="of:=names" office:value-type="string" office:string-value="Janika Liiv">
            <text:p>Janika Liiv</text:p>
          </table:table-cell>
          <table:table-cell office:value-type="percentage" office:value="0.9">
            <office:annotation draw:style-name="gr1" draw:text-style-name="P1" svg:width="2.899cm" svg:height="1.781cm" svg:x="8.339cm" svg:y="5.211cm" draw:caption-point-x="-0.61cm" draw:caption-point-y="1.511cm">
              <dc:date>2009-06-11T00:00:00</dc:date>
              <text:p text:style-name="P1">-no usage info</text:p>
              <text:p text:style-name="P1">-wrong scores</text:p>
              <text:p text:style-name="P1">-no shared places</text:p>
            </office:annotation>
            <text:p>90%</text:p>
          </table:table-cell>
          <table:table-cell office:value-type="float" office:value="6">
            <office:annotation draw:style-name="gr6" draw:text-style-name="P1" svg:width="5.834cm" svg:height="2.529cm" svg:x="10.597cm" svg:y="5.211cm" draw:caption-point-x="-0.61cm" draw:caption-point-y="1.511cm">
              <dc:date>2009-06-11T00:00:00</dc:date>
              <text:p text:style-name="P1">-Athlete implements XML and calculations, lots of duplication</text:p>
              <text:p text:style-name="P1">-DOB and Place are Strings</text:p>
            </office:annotation>
            <text:p>6</text:p>
          </table:table-cell>
          <table:table-cell office:value-type="float" office:value="4">
            <office:annotation draw:style-name="gr7" draw:text-style-name="P1" svg:width="4.705cm" svg:height="2.966cm" svg:x="12.855cm" svg:y="5.211cm" draw:caption-point-x="-0.61cm" draw:caption-point-y="1.511cm">
              <dc:date>2009-06-11T00:00:00</dc:date>
              <text:p text:style-name="P1">-AthleteParser is CSV-specific</text:p>
              <text:p text:style-name="P1">-Athlete and AthleteParser have same getters</text:p>
              <text:p text:style-name="P1">-Numerous code duplications in handling of disciplines</text:p>
            </office:annotation>
            <text:p>4</text:p>
          </table:table-cell>
          <table:table-cell office:value-type="float" office:value="7">
            <office:annotation draw:style-name="gr1" draw:text-style-name="P1" svg:width="2.899cm" svg:height="0.596cm" svg:x="15.113cm" svg:y="5.211cm" draw:caption-point-x="-0.61cm" draw:caption-point-y="1.511cm">
              <dc:date>2009-06-11T00:00:00</dc:date>
              <text:p text:style-name="P1">-no enums</text:p>
            </office:annotation>
            <text:p>7</text:p>
          </table:table-cell>
          <table:table-cell office:value-type="float" office:value="6">
            <office:annotation draw:style-name="gr8" draw:text-style-name="P1" svg:width="5.886cm" svg:height="2.662cm" svg:x="17.371cm" svg:y="5.211cm" draw:caption-point-x="-0.61cm" draw:caption-point-y="1.511cm">
              <dc:date>2009-06-11T00:00:00</dc:date>
              <text:p text:style-name="P1">-duplicated catch blocks</text:p>
              <text:p text:style-name="P1">-throws java.util.zip.DataFormatException</text:p>
              <text:p text:style-name="P1">-ignorance of some Exceptions</text:p>
            </office:annotation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SUM([.D15:.I15])*5/6*[.C15]" office:value-type="float" office:value="24.75">
            <text:p>2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29">
            <text:p>040729</text:p>
          </table:table-cell>
          <table:table-cell table:formula="of:=names" office:value-type="string" office:string-value="Valle-Tõnis Elling">
            <text:p>Valle-Tõnis Elling</text:p>
          </table:table-cell>
          <table:table-cell office:value-type="percentage" office:value="1">
            <office:annotation draw:style-name="gr9" draw:text-style-name="P1" svg:width="4.428cm" svg:height="2.634cm" svg:x="8.339cm" svg:y="5.66cm" draw:caption-point-x="-0.61cm" draw:caption-point-y="1.512cm">
              <dc:date>2009-06-05T00:00:00</dc:date>
              <text:p text:style-name="P1"><text:span text:style-name="T1">Locale hardcoded</text:span></text:p>
              <text:p text:style-name="P1"><text:span text:style-name="T1">Overconfiguration – must use the default locale instead</text:span></text:p>
            </office:annotation>
            <text:p>100%</text:p>
          </table:table-cell>
          <table:table-cell office:value-type="float" office:value="9">
            <office:annotation draw:style-name="gr10" draw:text-style-name="P1" svg:width="7.427cm" svg:height="3.346cm" svg:x="10.597cm" svg:y="5.66cm" draw:caption-point-x="-0.61cm" draw:caption-point-y="1.512cm">
              <dc:date>2009-06-05T00:00:00</dc:date>
              <text:p text:style-name="P1"><text:span text:style-name="T1">+Country</text:span></text:p>
              <text:p text:style-name="P1"><text:span text:style-name="T1">+Event enum + calculation</text:span></text:p>
              <text:p text:style-name="P1"><text:span text:style-name="T1">-byte eventNr is used instead of Event???</text:span></text:p>
              <text:p text:style-name="P1"><text:span text:style-name="T1">-Name stores name and firts/last separately???</text:span></text:p>
              <text:p text:style-name="P1"><text:span text:style-name="T1">+BirthDate</text:span></text:p>
              <text:p text:style-name="P1"><text:span text:style-name="T1">+Athlete, but contains results</text:span></text:p>
              <text:p text:style-name="P1"><text:span text:style-name="T1">-place is inside of Athlete</text:span></text:p>
            </office:annotation>
            <text:p>9</text:p>
          </table:table-cell>
          <table:table-cell office:value-type="float" office:value="8">
            <office:annotation draw:style-name="gr11" draw:text-style-name="P1" svg:width="9.242cm" svg:height="3.293cm" svg:x="12.855cm" svg:y="5.66cm" draw:caption-point-x="-0.61cm" draw:caption-point-y="1.512cm">
              <dc:date>2009-06-05T00:00:00</dc:date>
              <text:p text:style-name="P1"><text:span text:style-name="T1">+clean main()</text:span></text:p>
              <text:p text:style-name="P1"><text:span text:style-name="T1">+interfaces</text:span></text:p>
              <text:p text:style-name="P1"><text:span text:style-name="T1">-MySqlDataReader – bad name, not actually MySQL specific</text:span></text:p>
              <text:p text:style-name="P1"><text:span text:style-name="T1">-InputOutputProvider hardcodes all known IO classes</text:span></text:p>
              <text:p text:style-name="P1"><text:span text:style-name="T1">Date is converted to String, then back to Date</text:span></text:p>
            </office:annotation>
            <text:p>8</text:p>
          </table:table-cell>
          <table:table-cell office:value-type="float" office:value="10">
            <office:annotation draw:style-name="gr1" draw:text-style-name="P1" svg:width="2.895cm" svg:height="0.596cm" svg:x="15.113cm" svg:y="5.66cm" draw:caption-point-x="-0.61cm" draw:caption-point-y="1.512cm">
              <dc:date>2009-06-05T00:00:00</dc:date>
              <text:p text:style-name="P1"><text:span text:style-name="T1">+ListIterator</text:span></text:p>
            </office:annotation>
            <text:p>10</text:p>
          </table:table-cell>
          <table:table-cell office:value-type="float" office:value="7">
            <office:annotation draw:style-name="gr1" draw:text-style-name="P1" svg:width="2.895cm" svg:height="2.966cm" svg:x="17.371cm" svg:y="5.66cm" draw:caption-point-x="-0.61cm" draw:caption-point-y="1.512cm">
              <dc:date>2009-06-05T00:00:00</dc:date>
              <text:p text:style-name="P1"><text:span text:style-name="T1">-throwing of generic Exceptions</text:span></text:p>
              <text:p text:style-name="P1"><text:span text:style-name="T1">-many methods carelessly declare “throws Exception”</text:span></text:p>
            </office:annotation>
            <text:p>7</text:p>
          </table:table-cell>
          <table:table-cell office:value-type="float" office:value="10">
            <office:annotation draw:style-name="gr1" draw:text-style-name="P1" svg:width="2.895cm" svg:height="0.991cm" svg:x="19.629cm" svg:y="5.66cm" draw:caption-point-x="-0.61cm" draw:caption-point-y="1.512cm">
              <dc:date>2009-06-05T00:00:00</dc:date>
              <text:p text:style-name="P1"><text:span text:style-name="T1">Fairly easily readable</text:span></text:p>
            </office:annotation>
            <text:p>10</text:p>
          </table:table-cell>
          <table:table-cell office:value-type="float" office:value="10">
            <office:annotation draw:style-name="gr12" draw:text-style-name="P1" svg:width="2.895cm" svg:height="1.386cm" svg:x="21.887cm" svg:y="5.66cm" draw:caption-point-x="-0.61cm" draw:caption-point-y="1.512cm">
              <dc:date>2009-06-05T00:00:00</dc:date>
              <text:p text:style-name="P1"><text:span text:style-name="T1">-no XMLUnit</text:span></text:p>
              <text:p text:style-name="P1"><text:span text:style-name="T1">+hsqldb</text:span></text:p>
              <text:p text:style-name="P1"><text:span text:style-name="T1">+good coverage</text:span></text:p>
            </office:annotation>
            <text:p>10</text:p>
          </table:table-cell>
          <table:table-cell table:formula="of:=SUM([.D16:.I16])*5/6*[.C16]" office:value-type="float" office:value="45">
            <text:p>4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03">
            <text:p>050703</text:p>
          </table:table-cell>
          <table:table-cell table:formula="of:=names" office:value-type="string" office:string-value="Marko Leet">
            <text:p>Marko Leet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00522">
            <text:p>000522</text:p>
          </table:table-cell>
          <table:table-cell table:formula="of:=names" office:value-type="string" office:string-value="Juri Guljajev">
            <text:p>Juri Guljajev</text:p>
          </table:table-cell>
          <table:table-cell/>
          <table:table-cell table:number-columns-repeated="6"/>
          <table:table-cell table:formula="of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18">
            <text:p>040718</text:p>
          </table:table-cell>
          <table:table-cell table:formula="of:=names" office:value-type="string" office:string-value="Argo Aava">
            <text:p>Argo Aava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0437">
            <text:p>090437</text:p>
          </table:table-cell>
          <table:table-cell table:formula="of:=names" office:value-type="string" office:string-value="Ronald Tammepõld">
            <text:p>Ronald Tammepõld</text:p>
          </table:table-cell>
          <table:table-cell office:value-type="percentage" office:value="1">
            <text:p>100%</text:p>
          </table:table-cell>
          <table:table-cell office:value-type="float" office:value="7">
            <office:annotation draw:style-name="gr13" draw:text-style-name="P1" svg:width="2.894cm" svg:height="3.756cm" svg:x="10.597cm" svg:y="7.46cm" draw:caption-point-x="-0.61cm" draw:caption-point-y="1.512cm">
              <dc:date>2009-06-05T00:00:00</dc:date>
              <text:p text:style-name="P1"><text:span text:style-name="T1">+Position</text:span></text:p>
              <text:p text:style-name="P1"><text:span text:style-name="T1">+TimeResult, Decimal Result</text:span></text:p>
              <text:p text:style-name="P1"><text:span text:style-name="T1">-Absense of enum for disciplines, results in code duplication</text:span></text:p>
              <text:p text:style-name="P1"><text:span text:style-name="T1"/></text:p>
            </office:annotation>
            <text:p>7</text:p>
          </table:table-cell>
          <table:table-cell office:value-type="float" office:value="8">
            <office:annotation draw:style-name="gr14" draw:text-style-name="P1" svg:width="5.388cm" svg:height="1.735cm" svg:x="12.855cm" svg:y="7.46cm" draw:caption-point-x="-0.61cm" draw:caption-point-y="1.512cm">
              <dc:date>2009-06-02T00:00:00</dc:date>
              <text:p text:style-name="P1"><text:span text:style-name="T1">-All inputs and outputs are hardcoded in the main()</text:span></text:p>
            </office:annotation>
            <text:p>8</text:p>
          </table:table-cell>
          <table:table-cell office:value-type="float" office:value="9">
            <office:annotation draw:style-name="gr15" draw:text-style-name="P1" svg:width="7.919cm" svg:height="1.522cm" svg:x="15.113cm" svg:y="7.46cm" draw:caption-point-x="-0.61cm" draw:caption-point-y="1.512cm">
              <dc:date>2009-06-05T00:00:00</dc:date>
              <text:p text:style-name="P1"><text:span text:style-name="T1">Wrong naming convention in some places</text:span></text:p>
              <text:p text:style-name="P1"><text:span text:style-name="T1">Printf overuse</text:span></text:p>
              <text:p text:style-name="P1"><text:span text:style-name="T1"/></text:p>
            </office:annotation>
            <text:p>9</text:p>
          </table:table-cell>
          <table:table-cell office:value-type="float" office:value="8">
            <office:annotation draw:style-name="gr1" draw:text-style-name="P1" svg:width="2.895cm" svg:height="1.386cm" svg:x="17.371cm" svg:y="7.46cm" draw:caption-point-x="-0.61cm" draw:caption-point-y="1.512cm">
              <dc:date>2009-06-05T00:00:00</dc:date>
              <text:p text:style-name="P1"><text:span text:style-name="T1">+MyException – good class, bad name</text:span></text:p>
            </office:annotation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office:annotation draw:style-name="gr1" draw:text-style-name="P1" svg:width="2.895cm" svg:height="1.781cm" svg:x="21.887cm" svg:y="7.46cm" draw:caption-point-x="-0.61cm" draw:caption-point-y="1.512cm">
              <dc:date>2009-06-05T00:00:00</dc:date>
              <text:p text:style-name="P1"><text:span text:style-name="T1">Low coverage</text:span></text:p>
              <text:p text:style-name="P1"><text:span text:style-name="T1">AssertTrue instead of assertEquals</text:span></text:p>
            </office:annotation>
            <text:p>5</text:p>
          </table:table-cell>
          <table:table-cell table:formula="of:=SUM([.D20:.I20])*5/6*[.C20]" office:value-type="float" office:value="38.3333333333333">
            <text:p>38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545">
            <text:p>050545</text:p>
          </table:table-cell>
          <table:table-cell table:formula="of:=names" office:value-type="string" office:string-value="Kirill Trusov">
            <text:p>Kirill Trusov</text:p>
          </table:table-cell>
          <table:table-cell office:value-type="percentage" office:value="0.9">
            <office:annotation draw:style-name="gr16" draw:text-style-name="P1" svg:width="6.545cm" svg:height="3.135cm" svg:x="8.339cm" svg:y="7.91cm" draw:caption-point-x="-0.61cm" draw:caption-point-y="1.512cm">
              <dc:date>2009-05-31T00:00:00</dc:date>
              <text:p text:style-name="P1"><text:span text:style-name="T1">Command line usage is not given to the user – impossible to use without examining the source</text:span></text:p>
              <text:p text:style-name="P1"><text:span text:style-name="T1">CSVWriter doesn't output CVS</text:span></text:p>
            </office:annotation>
            <text:p>90%</text:p>
          </table:table-cell>
          <table:table-cell office:value-type="float" office:value="7">
            <office:annotation draw:style-name="gr17" draw:text-style-name="P1" svg:width="5.471cm" svg:height="2.966cm" svg:x="10.597cm" svg:y="7.91cm" draw:caption-point-x="-0.61cm" draw:caption-point-y="1.512cm">
              <dc:date>2009-05-31T00:00:00</dc:date>
              <text:p text:style-name="P1"><text:span text:style-name="T1">-Sportman, contains Person?</text:span></text:p>
              <text:p text:style-name="P1"><text:span text:style-name="T1">-PlaceS contains Sportman?</text:span></text:p>
              <text:p text:style-name="P1"><text:span text:style-name="T1">+Competition</text:span></text:p>
              <text:p text:style-name="P1"><text:span text:style-name="T1">+Discipline enum</text:span></text:p>
              <text:p text:style-name="P1"><text:span text:style-name="T1">-Score knows differentiates some Disciplines (for questionable unit conversions)</text:span></text:p>
            </office:annotation>
            <text:p>7</text:p>
          </table:table-cell>
          <table:table-cell office:value-type="float" office:value="7">
            <office:annotation draw:style-name="gr18" draw:text-style-name="P1" svg:width="5.937cm" svg:height="3.321cm" svg:x="12.855cm" svg:y="7.91cm" draw:caption-point-x="-0.61cm" draw:caption-point-y="1.512cm">
              <dc:date>2009-06-02T00:00:00</dc:date>
              <text:p text:style-name="P1"><text:span text:style-name="T1">+SportmanLoader, SportmanWriter</text:span></text:p>
              <text:p text:style-name="P1"><text:span text:style-name="T1">-All inputs and outputs are hardcoded in the main()</text:span></text:p>
              <text:p text:style-name="P1"><text:span text:style-name="T1">-No programming to interfaces</text:span></text:p>
              <text:p text:style-name="P1"><text:span text:style-name="T1">-Correct behaviour depends on call order</text:span></text:p>
              <text:p text:style-name="P1"><text:span text:style-name="T1"/></text:p>
            </office:annotation>
            <text:p>7</text:p>
          </table:table-cell>
          <table:table-cell office:value-type="float" office:value="7">
            <office:annotation draw:style-name="gr19" draw:text-style-name="P1" svg:width="8.111cm" svg:height="3.586cm" svg:x="15.113cm" svg:y="7.91cm" draw:caption-point-x="-0.61cm" draw:caption-point-y="1.512cm">
              <dc:date>2009-05-31T00:00:00</dc:date>
              <text:p text:style-name="P1"><text:span text:style-name="T1">-Arrays instead of collections</text:span></text:p>
              <text:p text:style-name="P1"><text:span text:style-name="T1">-clone() overuse</text:span></text:p>
              <text:p text:style-name="P1"><text:span text:style-name="T1">+StringBuilder</text:span></text:p>
              <text:p text:style-name="P1"><text:span text:style-name="T1">- Dates passed as GregorianCalendars</text:span></text:p>
              <text:p text:style-name="P1"><text:span text:style-name="T1">+enum</text:span></text:p>
              <text:p text:style-name="P1"><text:span text:style-name="T1">-Bad usage of types</text:span></text:p>
              <text:p text:style-name="P1"><text:span text:style-name="T1">-Class.forName() for JDBC 4 driver</text:span></text:p>
              <text:p text:style-name="P1"><text:span text:style-name="T1">-hardcoded locale settings</text:span></text:p>
            </office:annotation>
            <text:p>7</text:p>
          </table:table-cell>
          <table:table-cell office:value-type="float" office:value="6">
            <office:annotation draw:style-name="gr20" draw:text-style-name="P1" svg:width="5.77cm" svg:height="2.176cm" svg:x="17.371cm" svg:y="7.91cm" draw:caption-point-x="-0.61cm" draw:caption-point-y="1.512cm">
              <dc:date>2009-05-31T00:00:00</dc:date>
              <text:p text:style-name="P1"><text:span text:style-name="T1">main() throws Exception</text:span></text:p>
              <text:p text:style-name="P1"><text:span text:style-name="T1">Some exceptions are handled</text:span></text:p>
              <text:p text:style-name="P1"><text:span text:style-name="T1">e.printStackTrace()</text:span></text:p>
              <text:p text:style-name="P1"><text:span text:style-name="T1">Writers throw internal exceptions out</text:span></text:p>
            </office:annotation>
            <text:p>6</text:p>
          </table:table-cell>
          <table:table-cell office:value-type="float" office:value="7">
            <office:annotation draw:style-name="gr21" draw:text-style-name="P1" svg:width="5.604cm" svg:height="1.783cm" svg:x="19.629cm" svg:y="7.91cm" draw:caption-point-x="-0.61cm" draw:caption-point-y="1.512cm">
              <dc:date>2009-05-31T00:00:00</dc:date>
              <text:p text:style-name="P1"><text:span text:style-name="T1">Many spelling mistakes</text:span></text:p>
              <text:p text:style-name="P1"><text:span text:style-name="T1">Noise in docs (“method aim is”)</text:span></text:p>
              <text:p text:style-name="P1"><text:span text:style-name="T1">Debugging code left in the classes</text:span></text:p>
            </office:annotation>
            <text:p>7</text:p>
          </table:table-cell>
          <table:table-cell office:value-type="float" office:value="3">
            <office:annotation draw:style-name="gr22" draw:text-style-name="P1" svg:width="6.538cm" svg:height="2.176cm" svg:x="21.887cm" svg:y="7.91cm" draw:caption-point-x="-0.61cm" draw:caption-point-y="1.512cm">
              <dc:date>2009-05-31T00:00:00</dc:date>
              <text:p text:style-name="P1"><text:span text:style-name="T1">Wrong location (under src, not test)</text:span></text:p>
              <text:p text:style-name="P1"><text:span text:style-name="T1">Low coverage, single class</text:span></text:p>
              <text:p text:style-name="P1"><text:span text:style-name="T1">Many (not working) tests written as main() methods</text:span></text:p>
              <text:p text:style-name="P1"><text:span text:style-name="T1"/></text:p>
            </office:annotation>
            <text:p>3</text:p>
          </table:table-cell>
          <table:table-cell table:formula="of:=SUM([.D21:.I21])*5/6*[.C21]" office:value-type="float" office:value="27.75">
            <text:p>28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620">
            <text:p>030620</text:p>
          </table:table-cell>
          <table:table-cell table:formula="of:=names" office:value-type="string" office:string-value="Maksim Konstantinov">
            <text:p>Maksim Konstantinov</text:p>
          </table:table-cell>
          <table:table-cell office:value-type="percentage" office:value="1">
            <office:annotation draw:style-name="gr22" draw:text-style-name="P1" svg:width="5.694cm" svg:height="1.386cm" svg:x="8.339cm" svg:y="8.359cm" draw:caption-point-x="-0.61cm" draw:caption-point-y="1.512cm">
              <dc:date>2009-06-04T00:00:00</dc:date>
              <text:p text:style-name="P1"><text:span text:style-name="T1">-Usage is never displayed</text:span></text:p>
              <text:p text:style-name="P1"><text:span text:style-name="T1">-hardcoded date format</text:span></text:p>
            </office:annotation>
            <text:p>100%</text:p>
          </table:table-cell>
          <table:table-cell office:value-type="float" office:value="7">
            <office:annotation draw:style-name="gr23" draw:text-style-name="P1" svg:width="9.106cm" svg:height="4.146cm" svg:x="10.597cm" svg:y="8.359cm" draw:caption-point-x="-0.61cm" draw:caption-point-y="1.512cm">
              <dc:date>2009-06-04T00:00:00</dc:date>
              <text:p text:style-name="P1"><text:span text:style-name="T1">+Competition enum (but bad name)</text:span></text:p>
              <text:p text:style-name="P1"><text:span text:style-name="T1">+DecathleteScore</text:span></text:p>
              <text:p text:style-name="P1"><text:span text:style-name="T1">+DecathleteScoreKeeper (bad name, must be eg DecathletePositionInCompetition)</text:span></text:p>
              <text:p text:style-name="P1"><text:span text:style-name="T1">-much logic is outside of these classes</text:span></text:p>
              <text:p text:style-name="P1"><text:span text:style-name="T1">-many hardcoded knowledge of discipline attributes scattered in different places</text:span></text:p>
              <text:p text:style-name="P1"><text:span text:style-name="T1">-sorting logic is embedded in each InputProvider (TreeSet), which is not clear from its interface nor javadoc</text:span></text:p>
            </office:annotation>
            <text:p>7</text:p>
          </table:table-cell>
          <table:table-cell office:value-type="float" office:value="7">
            <office:annotation draw:style-name="gr24" draw:text-style-name="P1" svg:width="7.15cm" svg:height="2.927cm" svg:x="12.855cm" svg:y="8.359cm" draw:caption-point-x="-0.61cm" draw:caption-point-y="1.512cm">
              <dc:date>2009-06-04T00:00:00</dc:date>
              <text:p text:style-name="P1"><text:span text:style-name="T1">+clean main()</text:span></text:p>
              <text:p text:style-name="P1"><text:span text:style-name="T1">-overuse of static util methods</text:span></text:p>
              <text:p text:style-name="P1"><text:span text:style-name="T1">-Utils class has too many unrelated responsibilities</text:span></text:p>
              <text:p text:style-name="P1"><text:span text:style-name="T1">-parameter loading is messy</text:span></text:p>
              <text:p text:style-name="P1"><text:span text:style-name="T1">-params passed to interfaces as Object</text:span></text:p>
            </office:annotation>
            <text:p>7</text:p>
          </table:table-cell>
          <table:table-cell office:value-type="float" office:value="9">
            <office:annotation draw:style-name="gr25" draw:text-style-name="P1" svg:width="6.957cm" svg:height="2.188cm" svg:x="15.113cm" svg:y="8.359cm" draw:caption-point-x="-0.61cm" draw:caption-point-y="1.512cm">
              <dc:date>2009-06-04T00:00:00</dc:date>
              <text:p text:style-name="P1"><text:span text:style-name="T1">-java.sql.Timestamp for passing of Date</text:span></text:p>
              <text:p text:style-name="P1"><text:span text:style-name="T1">-Class.forName() for a JDBC 4 driver</text:span></text:p>
              <text:p text:style-name="P1"><text:span text:style-name="T1"/></text:p>
            </office:annotation>
            <text:p>9</text:p>
          </table:table-cell>
          <table:table-cell office:value-type="float" office:value="6">
            <office:annotation draw:style-name="gr26" draw:text-style-name="P1" svg:width="5.992cm" svg:height="2.321cm" svg:x="17.371cm" svg:y="8.359cm" draw:caption-point-x="-0.61cm" draw:caption-point-y="1.512cm">
              <dc:date>2009-06-05T00:00:00</dc:date>
              <text:p text:style-name="P1"><text:span text:style-name="T1">-throwing of generic Exceptions</text:span></text:p>
              <text:p text:style-name="P1"><text:span text:style-name="T1">-many methods carelessly declare “throws Exception”</text:span></text:p>
              <text:p text:style-name="P1"><text:span text:style-name="T1">-empty catch blocks, followed by ifs</text:span></text:p>
            </office:annotation>
            <text:p>6</text:p>
          </table:table-cell>
          <table:table-cell office:value-type="float" office:value="8">
            <office:annotation draw:style-name="gr1" draw:text-style-name="P1" svg:width="2.895cm" svg:height="2.571cm" svg:x="19.629cm" svg:y="8.359cm" draw:caption-point-x="-0.61cm" draw:caption-point-y="1.512cm">
              <dc:date>2009-06-04T00:00:00</dc:date>
              <text:p text:style-name="P1"><text:span text:style-name="T1">-Few docs</text:span></text:p>
              <text:p text:style-name="P1"><text:span text:style-name="T1">+Code generally readable</text:span></text:p>
              <text:p text:style-name="P1"><text:span text:style-name="T1">-except for the messy Util methods</text:span></text:p>
            </office:annotation>
            <text:p>8</text:p>
          </table:table-cell>
          <table:table-cell office:value-type="float" office:value="0">
            <text:p>0</text:p>
          </table:table-cell>
          <table:table-cell table:formula="of:=SUM([.D22:.I22])*5/6*[.C22]" office:value-type="float" office:value="30.8333333333333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520">
            <text:p>030520</text:p>
          </table:table-cell>
          <table:table-cell table:formula="of:=names" office:value-type="string" office:string-value="Jekaterina Burlakova">
            <text:p>Jekaterina Burlakova</text:p>
          </table:table-cell>
          <table:table-cell office:value-type="percentage" office:value="0.9">
            <office:annotation draw:style-name="gr1" draw:text-style-name="P1" svg:width="2.897cm" svg:height="0.596cm" svg:x="8.339cm" svg:y="8.808cm" draw:caption-point-x="-0.61cm" draw:caption-point-y="1.513cm">
              <dc:date>2009-06-09T00:00:00</dc:date>
              <text:p text:style-name="P1"><text:span text:style-name="T1">Wrong scores</text:span></text:p>
            </office:annotation>
            <text:p>90%</text:p>
          </table:table-cell>
          <table:table-cell office:value-type="float" office:value="8">
            <office:annotation draw:style-name="gr27" draw:text-style-name="P1" svg:width="6.3cm" svg:height="2.571cm" svg:x="10.597cm" svg:y="8.808cm" draw:caption-point-x="-0.61cm" draw:caption-point-y="1.513cm">
              <dc:date>2009-06-09T00:00:00</dc:date>
              <text:p text:style-name="P1"><text:span text:style-name="T1">+Event interface</text:span></text:p>
              <text:p text:style-name="P1"><text:span text:style-name="T1">+FieldEvent, TrackEvent enums</text:span></text:p>
              <text:p text:style-name="P1"><text:span text:style-name="T1">-code duplication in two separate enums (100% eaqual classes)</text:span></text:p>
              <text:p text:style-name="P1"><text:span text:style-name="T1">+EventResult, contains computations</text:span></text:p>
              <text:p text:style-name="P1"><text:span text:style-name="T1">+SportsmanWithResults</text:span></text:p>
            </office:annotation>
            <text:p>8</text:p>
          </table:table-cell>
          <table:table-cell office:value-type="float" office:value="6">
            <office:annotation draw:style-name="gr1" draw:text-style-name="P1" svg:width="2.897cm" svg:height="2.176cm" svg:x="12.855cm" svg:y="8.808cm" draw:caption-point-x="-0.61cm" draw:caption-point-y="1.513cm">
              <dc:date>2009-06-09T00:00:00</dc:date>
              <text:p text:style-name="P1"><text:span text:style-name="T1">-No common interface for reading/writing</text:span></text:p>
              <text:p text:style-name="P1"><text:span text:style-name="T1">+Anyway, code relatively clean</text:span></text:p>
            </office:annotation>
            <text:p>6</text:p>
          </table:table-cell>
          <table:table-cell office:value-type="float" office:value="7">
            <office:annotation draw:style-name="gr28" draw:text-style-name="P1" svg:width="5.94cm" svg:height="3.861cm" svg:x="15.113cm" svg:y="8.808cm" draw:caption-point-x="-0.61cm" draw:caption-point-y="1.513cm">
              <dc:date>2009-06-09T00:00:00</dc:date>
              <text:p text:style-name="P1"><text:span text:style-name="T1">=Comparator instead of Comparable</text:span></text:p>
              <text:p text:style-name="P1"><text:span text:style-name="T1">-Utils class</text:span></text:p>
              <text:p text:style-name="P1"><text:span text:style-name="T1">-Usage of internal classes (compiler produces warnings)</text:span></text:p>
              <text:p text:style-name="P1"><text:span text:style-name="T1"/></text:p>
            </office:annotation>
            <text:p>7</text:p>
          </table:table-cell>
          <table:table-cell office:value-type="float" office:value="6">
            <office:annotation draw:style-name="gr29" draw:text-style-name="P1" svg:width="7.673cm" svg:height="2.137cm" svg:x="17.371cm" svg:y="8.808cm" draw:caption-point-x="-0.61cm" draw:caption-point-y="1.513cm">
              <dc:date>2009-06-09T00:00:00</dc:date>
              <text:p text:style-name="P1"><text:span text:style-name="T1">-System.exit() scattered in many places</text:span></text:p>
              <text:p text:style-name="P1"><text:span text:style-name="T1">-catch (e) {throw e}</text:span></text:p>
              <text:p text:style-name="P1"><text:span text:style-name="T1">-no finally for closing of resources</text:span></text:p>
            </office:annotation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([.D23:.I23])*5/6*[.C23]" office:value-type="float" office:value="27">
            <text:p>27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38" table:cell-range-address="$Totals.$A$2:.$A$25"/>
        <table:named-range table:name="names" table:base-cell-address="$Totals.$B$38" table:cell-range-address="$Totals.$B$2:.$B$25"/>
        <table:named-range table:name="homework_totals" table:base-cell-address="$Homework.$J$38" table:cell-range-address="$Homework.$J$2: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2">12/06/2009</text:date>, <text:time>00:1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initial-creator>Anton</meta:initial-creator>
    <meta:creation-date>2007-05-27T21:27:51</meta:creation-date>
    <dc:date>2009-06-12T00:19:18</dc:date>
    <dc:language>en-US</dc:language>
    <meta:editing-cycles>172</meta:editing-cycles>
    <meta:editing-duration>PT153H48M42S</meta:editing-duration>
    <dc:creator>Anton Keks</dc:creator>
    <meta:document-statistic meta:table-count="2" meta:cell-count="316" meta:object-count="0"/>
    <meta:user-defined meta:name="Info 1"/>
    <meta:user-defined meta:name="Info 2"/>
    <meta:user-defined meta:name="Info 3"/>
    <meta:user-defined meta:name="Info 4"/>
  </office:meta>
</office:document-meta>
</file>